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6000002B295A2F879.png" manifest:media-type="image/png"/>
  <manifest:file-entry manifest:full-path="Pictures/100002010000027D0000004E5E4D472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e374" officeooo:paragraph-rsid="001ae374"/>
    </style:style>
    <style:style style:name="P2" style:family="paragraph" style:parent-style-name="Standard">
      <style:text-properties officeooo:rsid="001af602" officeooo:paragraph-rsid="001af6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-0.219cm" svg:y="22.569cm" svg:width="16.856cm" svg:height="2.064cm" draw:z-index="1"><draw:image xlink:href="Pictures/100002010000027D0000004E5E4D472B.png" xlink:type="simple" xlink:show="embed" xlink:actuate="onLoad"/></draw:frame><draw:frame draw:style-name="fr1" draw:name="Image1" text:anchor-type="paragraph" svg:x="-0.238cm" svg:y="2.974cm" svg:width="17cm" svg:height="17.718cm" draw:z-index="0"><draw:image xlink:href="Pictures/1000020100000296000002B295A2F879.png" xlink:type="simple" xlink:show="embed" xlink:actuate="onLoad"/></draw:frame>Exercice 1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xercice 2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2S</meta:editing-duration>
    <meta:editing-cycles>4</meta:editing-cycles>
    <meta:generator>LibreOffice/4.3.0.4$Windows_x86 LibreOffice_project/62ad5818884a2fc2e5780dd45466868d41009ec0</meta:generator>
    <dc:date>2018-04-06T11:49:27.259000000</dc:date>
    <meta:document-statistic meta:table-count="0" meta:image-count="2" meta:object-count="0" meta:page-count="1" meta:paragraph-count="2" meta:word-count="4" meta:character-count="22" meta:non-whitespace-character-count="20"/>
    <meta:user-defined meta:name="Info 1"/>
    <meta:user-defined meta:name="Info 2"/>
    <meta:user-defined meta:name="Info 3"/>
    <meta:user-defined meta:name="Info 4"/>
  </office:meta>
</office:document-meta>
</file>